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ＭＳ 明朝" svg:font-family="'ＭＳ 明朝'" style:font-family-generic="roman" style:font-pitch="variable"/>
    <style:font-face style:name="IPA Pゴシック" svg:font-family="'IPA Pゴシック'" style:font-family-generic="swiss" style:font-pitch="variable"/>
    <style:font-face style:name="さざなみゴシック" svg:font-family="さざなみゴシック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122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1.746cm"/>
    </style:style>
    <style:style style:name="ro1" style:family="table-row">
      <style:table-row-properties style:row-height="1.155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.5pt" fo:font-style="normal" fo:text-shadow="none" style:text-underline-style="none" fo:font-weight="normal" style:font-name-asian="ＭＳ 明朝" style:font-size-asian="8.5pt" style:font-style-asian="normal" style:font-weight-asian="normal" style:font-size-complex="8.5pt" style:font-style-complex="normal" style:font-weight-complex="normal"/>
    </style:style>
    <style:style style:name="ce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0.088cm solid #000000" style:direction="ttb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8.5pt" fo:font-style="normal" fo:text-shadow="none" style:text-underline-style="none" fo:font-weight="normal" style:font-name-asian="ＭＳ 明朝" style:font-size-asian="8.5pt" style:font-style-asian="normal" style:font-weight-asian="normal" style:font-size-complex="8.5pt" style:font-style-complex="normal" style:font-weight-complex="normal"/>
    </style:style>
    <style:style style:name="ce1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8pt" fo:font-style="normal" fo:text-shadow="none" style:text-underline-style="none" fo:font-weight="normal" style:font-name-asian="IPA Pゴシック" style:font-size-asian="8pt" style:font-style-asian="normal" style:font-weight-asian="normal" style:font-name-complex="東風ゴシック" style:font-size-complex="8pt" style:language-complex="ja" style:country-complex="JP" style:font-style-complex="normal" style:font-weight-complex="normal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2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8pt" fo:font-style="normal" fo:text-shadow="none" style:text-underline-style="none" fo:font-weight="normal" style:font-name-asian="IPA Pゴシック" style:font-size-asian="8pt" style:font-style-asian="normal" style:font-weight-asian="normal" style:font-name-complex="東風ゴシック" style:font-size-complex="8pt" style:language-complex="ja" style:country-complex="JP" style:font-style-complex="normal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8pt" fo:font-style="normal" fo:text-shadow="none" style:text-underline-style="none" fo:font-weight="normal" style:font-name-asian="IPA Pゴシック" style:font-size-asian="8pt" style:font-style-asian="normal" style:font-weight-asian="normal" style:font-name-complex="東風ゴシック" style:font-size-complex="8pt" style:language-complex="ja" style:country-complex="JP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56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002cm solid #000000" fo:border-right="0.035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5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035cm solid #000000" fo:border-right="0.002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6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7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088cm solid #000000" fo:border-right="0.002cm solid #000000" style:rotation-align="none" fo:border-top="0.088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7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ＭＳ 明朝" fo:font-size="26pt" fo:font-style="normal" fo:text-shadow="none" style:text-underline-style="none" fo:font-weight="normal" style:font-name-asian="ＭＳ 明朝" style:font-size-asian="26pt" style:font-style-asian="normal" style:font-weight-asian="normal" style:font-size-complex="26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ＭＳ 明朝" fo:font-size="26pt" fo:font-style="normal" fo:text-shadow="none" style:text-underline-style="none" fo:font-weight="normal" style:font-name-asian="ＭＳ 明朝" style:font-size-asian="26pt" style:font-style-asian="normal" style:font-weight-asian="normal" style:font-size-complex="26pt" style:font-style-complex="normal" style:font-weight-complex="normal"/>
    </style:style>
    <style:style style:name="ce80" style:family="table-cell" style:parent-style-name="Default">
      <style:table-cell-properties fo:border-bottom="0.088cm solid #000000" style:diagonal-bl-tr="none" style:diagonal-tl-br="none" fo:border-left="0.002cm solid #000000" fo:border-right="0.002cm solid #000000" style:rotation-align="none" fo:border-top="0.088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8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088cm solid #000000" style:diagonal-bl-tr="none" style:diagonal-tl-br="none" fo:border-left="0.002cm solid #000000" fo:border-right="0.088cm solid #000000" style:rotation-align="none" fo:border-top="0.088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8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9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ttb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ttb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105cm double #000000" style:border-line-width-bottom="0.035cm 0.035cm 0.035cm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035cm solid #000000" style:diagonal-bl-tr="none" style:diagonal-tl-br="none" fo:border-left="0.035cm solid #000000" fo:border-right="0.002cm solid #000000" style:rotation-align="none" fo:border-top="0.035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11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9pt" fo:font-style="normal" fo:text-shadow="none" style:text-underline-style="none" fo:font-weight="normal" style:font-name-asian="IPA Pゴシック" style:font-size-asian="9pt" style:font-style-asian="normal" style:font-weight-asian="normal" style:font-name-complex="東風ゴシック" style:font-size-complex="9pt" style:language-complex="ja" style:country-complex="JP" style:font-style-complex="normal" style:font-weight-complex="normal"/>
    </style:style>
    <style:style style:name="ce11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8pt" fo:font-style="normal" fo:text-shadow="none" style:text-underline-style="none" fo:font-weight="normal" style:font-name-asian="IPA Pゴシック" style:font-size-asian="8pt" style:font-style-asian="normal" style:font-weight-asian="normal" style:font-name-complex="東風ゴシック" style:font-size-complex="8pt" style:language-complex="ja" style:country-complex="JP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26pt" fo:font-style="normal" fo:text-shadow="none" style:text-underline-style="none" fo:font-weight="bold" style:font-name-asian="ＭＳ 明朝" style:font-size-asian="26pt" style:font-style-asian="normal" style:font-weight-asian="bold" style:font-size-complex="26pt" style:font-style-complex="normal" style:font-weight-complex="bold"/>
    </style:style>
    <style:style style:name="ce11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1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8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13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088cm solid #000000" style:diagonal-bl-tr="none" style:diagonal-tl-br="none" fo:border-left="0.088cm solid #000000" fo:border-right="0.002cm solid #000000" style:rotation-align="none" fo:border-top="0.088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132" style:family="table-cell" style:parent-style-name="Default">
      <style:table-cell-properties fo:border-bottom="0.088cm solid #000000" style:diagonal-bl-tr="none" style:diagonal-tl-br="none" fo:border-left="0.002cm solid #000000" fo:border-right="0.002cm solid #000000" style:rotation-align="none" fo:border-top="0.088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133" style:family="table-cell" style:parent-style-name="Default">
      <style:table-cell-properties fo:border-bottom="0.088cm solid #000000" style:diagonal-bl-tr="none" style:diagonal-tl-br="none" fo:border-left="0.002cm solid #000000" fo:border-right="0.088cm solid #000000" style:rotation-align="none" fo:border-top="0.088cm solid #000000"/>
      <style:text-properties style:use-window-font-color="true" style:text-outline="false" style:text-line-through-style="none" style:font-name="IPA Pゴシック" fo:font-size="10pt" fo:font-style="normal" fo:text-shadow="none" style:text-underline-style="none" fo:font-weight="normal" style:font-name-asian="IPA Pゴシック" style:font-size-asian="10pt" style:font-style-asian="normal" style:font-weight-asian="normal" style:font-name-complex="東風ゴシック" style:font-size-complex="10pt" style:language-complex="ja" style:country-complex="JP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0" table:style-name="ta1" table:print-ranges="sheet0.A1:sheet0.AC38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number-columns-repeated="6" table:default-cell-style-name="ce1"/>
        <table:table-column table:style-name="co1" table:number-columns-repeated="20" table:default-cell-style-name="ce1"/>
        <table:table-column table:style-name="co5" table:number-columns-repeated="979" table:default-cell-style-name="ce1"/>
        <table:table-row table:style-name="ro1">
          <table:table-cell table:number-columns-repeated="9"/>
          <table:table-cell table:style-name="ce78" office:value-type="string" table:number-columns-spanned="10" table:number-rows-spanned="2">
            <text:p>診　　療　　録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17"/>
          <table:table-cell/>
          <table:table-cell table:style-name="ce117"/>
          <table:table-cell table:number-columns-repeated="1002"/>
        </table:table-row>
        <table:table-row table:style-name="ro2">
          <table:table-cell table:style-name="ce2"/>
          <table:table-cell table:style-name="ce25"/>
          <table:table-cell table:style-name="ce43" table:number-columns-repeated="2"/>
          <table:table-cell table:style-name="ce54" office:value-type="string">
            <text:p>-</text:p>
          </table:table-cell>
          <table:table-cell table:style-name="ce43" table:number-columns-repeated="3"/>
          <table:table-cell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17"/>
          <table:table-cell/>
          <table:table-cell table:style-name="ce117"/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table:number-columns-spanned="4" table:number-rows-spanned="1">
            <text:p>公費負担者番号</text:p>
          </table:table-cell>
          <table:covered-table-cell table:style-name="ce3"/>
          <table:covered-table-cell table:style-name="ce3"/>
          <table:covered-table-cell table:style-name="ce3"/>
          <table:table-cell table:style-name="ce55" office:value-type="string">
            <text:p>@@WELFARE_NUMBER_7@@</text:p>
          </table:table-cell>
          <table:table-cell table:style-name="ce58" office:value-type="string">
            <text:p>@@WELFARE_NUMBER_6@@</text:p>
          </table:table-cell>
          <table:table-cell table:style-name="ce64" office:value-type="string">
            <text:p>@@WELFARE_NUMBER_5@@</text:p>
          </table:table-cell>
          <table:table-cell table:style-name="ce69" office:value-type="string">
            <text:p>@@WELFARE_NUMBER_4@@</text:p>
          </table:table-cell>
          <table:table-cell table:style-name="ce74" office:value-type="string">
            <text:p>@@WELFARE_NUMBER_3@@</text:p>
          </table:table-cell>
          <table:table-cell table:style-name="ce80" office:value-type="string">
            <text:p>@@WELFARE_NUMBER_2@@</text:p>
          </table:table-cell>
          <table:table-cell table:style-name="ce84" office:value-type="string">
            <text:p>@@WELFARE_NUMBER_1@@</text:p>
          </table:table-cell>
          <table:table-cell table:style-name="ce91" office:value-type="string">
            <text:p>@@WELFARE_NUMBER_0@@</text:p>
          </table:table-cell>
          <table:table-cell table:number-columns-repeated="2"/>
          <table:table-cell table:style-name="ce3" office:value-type="string" table:number-columns-spanned="4" table:number-rows-spanned="1">
            <text:p>保険者番号</text:p>
          </table:table-cell>
          <table:covered-table-cell table:style-name="ce46"/>
          <table:covered-table-cell table:style-name="ce46"/>
          <table:covered-table-cell table:style-name="ce94"/>
          <table:table-cell table:style-name="ce113" office:value-type="string">
            <text:p>@@INSURER_NUMBER_7@@</text:p>
          </table:table-cell>
          <table:table-cell table:style-name="ce118" office:value-type="string" table:number-columns-spanned="2" table:number-rows-spanned="1">
            <text:p>@@INSURER_NUMBER_6@@</text:p>
          </table:table-cell>
          <table:covered-table-cell table:style-name="ce101"/>
          <table:table-cell table:style-name="ce125" office:value-type="string" table:number-columns-spanned="2" table:number-rows-spanned="1">
            <text:p>@@INSURER_NUMBER_5@@</text:p>
          </table:table-cell>
          <table:covered-table-cell table:style-name="ce126"/>
          <table:table-cell table:style-name="ce118" office:value-type="string" table:number-columns-spanned="2" table:number-rows-spanned="1">
            <text:p>@@INSURER_NUMBER_4@@</text:p>
          </table:table-cell>
          <table:covered-table-cell table:style-name="ce101"/>
          <table:table-cell table:style-name="ce131" office:value-type="string">
            <text:p>@@INSURER_NUMBER_3@@</text:p>
          </table:table-cell>
          <table:table-cell table:style-name="ce132" office:value-type="string">
            <text:p>@@INSURER_NUMBER_2@@</text:p>
          </table:table-cell>
          <table:table-cell table:style-name="ce133" office:value-type="string">
            <text:p>@@INSURER_NUMBER_1@@</text:p>
          </table:table-cell>
          <table:table-cell table:style-name="ce91" office:value-type="string">
            <text:p>@@INSURER_NUMBER_0@@</text:p>
          </table:table-cell>
          <table:table-cell table:number-columns-repeated="995"/>
        </table:table-row>
        <table:table-row table:style-name="ro4">
          <table:table-cell table:style-name="ce4" office:value-type="string" table:number-columns-spanned="4" table:number-rows-spanned="2">
            <text:p>公費負担医療の</text:p>
            <text:p>受給者番号</text:p>
          </table:table-cell>
          <table:covered-table-cell table:style-name="ce5"/>
          <table:covered-table-cell table:style-name="ce5"/>
          <table:covered-table-cell table:style-name="ce4"/>
          <table:table-cell table:style-name="ce56" office:value-type="string" table:number-columns-spanned="1" table:number-rows-spanned="2">
            <text:p>@@WELFARE_RECIPIENT_6@@</text:p>
          </table:table-cell>
          <table:table-cell table:style-name="ce59" office:value-type="string" table:number-columns-spanned="1" table:number-rows-spanned="2">
            <text:p>@@WELFARE_RECIPIENT_5@@</text:p>
          </table:table-cell>
          <table:table-cell table:style-name="ce59" office:value-type="string" table:number-columns-spanned="1" table:number-rows-spanned="2">
            <text:p>@@WELFARE_RECIPIENT_4@@</text:p>
          </table:table-cell>
          <table:table-cell table:style-name="ce70" office:value-type="string" table:number-columns-spanned="1" table:number-rows-spanned="2">
            <text:p>@@WELFARE_RECIPIENT_3@@</text:p>
          </table:table-cell>
          <table:table-cell table:style-name="ce75" office:value-type="string" table:number-columns-spanned="1" table:number-rows-spanned="2">
            <text:p>@@WELFARE_RECIPIENT_2@@</text:p>
          </table:table-cell>
          <table:table-cell table:style-name="ce81" office:value-type="string" table:number-columns-spanned="1" table:number-rows-spanned="2">
            <text:p>@@WELFARE_RECIPIENT_1@@</text:p>
          </table:table-cell>
          <table:table-cell table:style-name="ce85" office:value-type="string" table:number-columns-spanned="1" table:number-rows-spanned="2">
            <text:p>@@WELFARE_RECIPIENT_0@@</text:p>
          </table:table-cell>
          <table:table-cell table:style-name="ce92"/>
          <table:table-cell table:number-columns-repeated="2"/>
          <table:table-cell table:style-name="ce105" table:number-columns-repeated="4"/>
          <table:table-cell table:style-name="ce92" table:number-columns-repeated="11"/>
          <table:table-cell table:number-columns-repeated="995"/>
        </table:table-row>
        <table:table-row table:style-name="ro5">
          <table:covered-table-cell table:style-name="ce5"/>
          <table:covered-table-cell table:style-name="ce5"/>
          <table:covered-table-cell table:style-name="ce5"/>
          <table:covered-table-cell table:style-name="ce4"/>
          <table:covered-table-cell table:style-name="ce57"/>
          <table:covered-table-cell table:style-name="ce60"/>
          <table:covered-table-cell table:style-name="ce60"/>
          <table:covered-table-cell table:style-name="ce71"/>
          <table:covered-table-cell table:style-name="ce76"/>
          <table:covered-table-cell table:style-name="ce82"/>
          <table:covered-table-cell table:style-name="ce86"/>
          <table:table-cell table:style-name="ce93"/>
          <table:table-cell table:number-columns-repeated="2"/>
          <table:table-cell table:style-name="ce6" office:value-type="string" table:number-columns-spanned="1" table:number-rows-spanned="4">
            <text:p>被保険者</text:p>
          </table:table-cell>
          <table:table-cell table:style-name="ce108" office:value-type="string" table:number-columns-spanned="3" table:number-rows-spanned="2">
            <text:p>記　　号</text:p>
            <text:p>番　　号</text:p>
          </table:table-cell>
          <table:covered-table-cell table:style-name="ce108"/>
          <table:covered-table-cell table:style-name="ce108"/>
          <table:table-cell table:style-name="ce114" office:value-type="string" table:number-columns-spanned="11" table:number-rows-spanned="2">
            <text:p>@@INSURED_KIGO@@　@@INSURED_NUMBER@@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98"/>
          <table:table-cell table:number-columns-repeated="995"/>
        </table:table-row>
        <table:table-row table:style-name="ro4">
          <table:table-cell table:number-columns-repeated="14"/>
          <table:covered-table-cell table:style-name="ce7"/>
          <table:covered-table-cell table:style-name="ce109"/>
          <table:covered-table-cell table:style-name="ce109"/>
          <table:covered-table-cell table:style-name="ce109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6">
          <table:table-cell table:style-name="ce6" office:value-type="string" table:number-columns-spanned="1" table:number-rows-spanned="3">
            <text:p>氏　名</text:p>
          </table:table-cell>
          <table:table-cell table:style-name="ce26" office:value-type="string" table:number-columns-spanned="11" table:number-rows-spanned="1">
            <text:p>@@PATIENT_KANA@@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98" office:value-type="string" table:number-columns-spanned="1" table:number-rows-spanned="3">
            <text:p>@@PATIENT_SEX@@</text:p>
          </table:table-cell>
          <table:table-cell/>
          <table:covered-table-cell table:style-name="ce7"/>
          <table:table-cell table:style-name="ce109" office:value-type="string" table:number-columns-spanned="3" table:number-rows-spanned="2">
            <text:p>有　　効</text:p>
            <text:p>期　　限</text:p>
          </table:table-cell>
          <table:covered-table-cell table:style-name="ce109"/>
          <table:covered-table-cell table:style-name="ce109"/>
          <table:table-cell table:style-name="ce29" office:value-type="string" table:number-columns-spanned="11" table:number-rows-spanned="2">
            <text:p>@@tekedymd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7">
          <table:covered-table-cell table:style-name="ce7"/>
          <table:table-cell table:style-name="ce27" office:value-type="string" table:number-columns-spanned="11" table:number-rows-spanned="2">
            <text:p>@@PATIENT_KANJI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99"/>
          <table:table-cell/>
          <table:covered-table-cell table:style-name="ce7"/>
          <table:covered-table-cell table:style-name="ce109"/>
          <table:covered-table-cell table:style-name="ce109"/>
          <table:covered-table-cell table:style-name="ce109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2">
          <table:covered-table-cell table:style-name="ce7"/>
          <table:covered-table-cell table:style-name="ce28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99"/>
          <table:table-cell/>
          <table:table-cell table:style-name="ce106" office:value-type="string" table:number-columns-spanned="4" table:number-rows-spanned="1">
            <text:p>被　保　険　者</text:p>
            <text:p>氏　　　　　名</text:p>
          </table:table-cell>
          <table:covered-table-cell table:style-name="ce3"/>
          <table:covered-table-cell table:style-name="ce3"/>
          <table:covered-table-cell table:style-name="ce3"/>
          <table:table-cell table:style-name="ce29" office:value-type="string" table:number-columns-spanned="11" table:number-rows-spanned="1">
            <text:p>@@hihknjaname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2">
          <table:table-cell table:style-name="ce8" office:value-type="string">
            <text:p>生年</text:p>
            <text:p>月日</text:p>
          </table:table-cell>
          <table:table-cell table:style-name="ce29" office:value-type="string" table:number-columns-spanned="12" table:number-rows-spanned="1">
            <text:p>@@PATIENT_DOB@@ @@PATIENT_AGE@@才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00"/>
          <table:table-cell/>
          <table:table-cell table:style-name="ce106" office:value-type="string" table:number-columns-spanned="4" table:number-rows-spanned="1">
            <text:p>負 傷 年 月 日</text:p>
            <text:p>資　格　取　得</text:p>
          </table:table-cell>
          <table:covered-table-cell table:style-name="ce3"/>
          <table:covered-table-cell table:style-name="ce3"/>
          <table:covered-table-cell table:style-name="ce3"/>
          <table:table-cell table:style-name="ce29" office:value-type="string" table:number-columns-spanned="11" table:number-rows-spanned="1">
            <text:p>@@skkgetymd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6">
          <table:table-cell table:style-name="ce9" office:value-type="string" table:number-columns-spanned="1" table:number-rows-spanned="3">
            <text:p>住　所</text:p>
          </table:table-cell>
          <table:table-cell table:style-name="ce30" office:value-type="string">
            <text:p>TEL</text:p>
          </table:table-cell>
          <table:table-cell table:style-name="ce47" office:value-type="string" table:number-columns-spanned="11" table:number-rows-spanned="1">
            <text:p>@@PatientTel@@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101"/>
          <table:table-cell/>
          <table:table-cell table:style-name="ce107" office:value-type="string" table:number-columns-spanned="1" table:number-rows-spanned="4">
            <text:p>勤 務 先</text:p>
          </table:table-cell>
          <table:table-cell table:style-name="ce3" office:value-type="string" table:number-columns-spanned="3" table:number-rows-spanned="2">
            <text:p>住　　所</text:p>
          </table:table-cell>
          <table:covered-table-cell table:style-name="ce3"/>
          <table:covered-table-cell table:style-name="ce3"/>
          <table:table-cell table:style-name="ce29" office:value-type="string" table:number-columns-spanned="11" table:number-rows-spanned="2">
            <text:p>@@OfficeAddr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8">
          <table:covered-table-cell table:style-name="ce10"/>
          <table:table-cell table:style-name="ce29" office:value-type="string" table:number-columns-spanned="12" table:number-rows-spanned="2">
            <text:p>@@PatientAddr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102"/>
          <table:table-cell/>
          <table:covered-table-cell table:style-name="ce7"/>
          <table:covered-table-cell table:style-name="ce3"/>
          <table:covered-table-cell table:style-name="ce3"/>
          <table:covered-table-cell table:style-name="ce3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9">
          <table:covered-table-cell table:style-name="ce11"/>
          <table:covered-table-cell table:style-name="ce31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103"/>
          <table:table-cell/>
          <table:covered-table-cell table:style-name="ce7"/>
          <table:table-cell table:style-name="ce3" office:value-type="string" table:number-columns-spanned="3" table:number-rows-spanned="1">
            <text:p>名　　称</text:p>
          </table:table-cell>
          <table:covered-table-cell table:style-name="ce3"/>
          <table:covered-table-cell table:style-name="ce3"/>
          <table:table-cell table:style-name="ce29" office:value-type="string" table:number-columns-spanned="11" table:number-rows-spanned="1">
            <text:p>@@OfficeName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9"/>
          <table:table-cell table:number-columns-repeated="995"/>
        </table:table-row>
        <table:table-row table:style-name="ro9">
          <table:table-cell table:style-name="ce12" office:value-type="string">
            <text:p>職業</text:p>
          </table:table-cell>
          <table:table-cell table:style-name="ce32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65"/>
          <table:table-cell table:style-name="ce72" office:value-type="string" table:number-columns-spanned="2" table:number-rows-spanned="1">
            <text:p>続 <text:s/>柄</text:p>
          </table:table-cell>
          <table:covered-table-cell table:style-name="ce72"/>
          <table:table-cell table:style-name="ce83" table:number-columns-spanned="4" table:number-rows-spanned="1"/>
          <table:covered-table-cell table:style-name="ce41"/>
          <table:covered-table-cell table:style-name="ce41"/>
          <table:covered-table-cell table:style-name="ce83"/>
          <table:table-cell table:style-name="ce104"/>
          <table:covered-table-cell table:style-name="ce107"/>
          <table:table-cell table:style-name="ce72" office:value-type="string" table:number-columns-spanned="3" table:number-rows-spanned="1">
            <text:p>電　　話</text:p>
          </table:table-cell>
          <table:covered-table-cell table:style-name="ce72"/>
          <table:covered-table-cell table:style-name="ce72"/>
          <table:table-cell table:style-name="ce115" office:value-type="string" table:number-columns-spanned="11" table:number-rows-spanned="1">
            <text:p>@@OfficeTel@@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83"/>
          <table:table-cell table:number-columns-repeated="995"/>
        </table:table-row>
        <table:table-row table:style-name="ro5">
          <table:table-cell table:style-name="ce13" office:value-type="string" table:number-columns-spanned="1" table:number-rows-spanned="3">
            <text:p>資　　格</text:p>
          </table:table-cell>
          <table:table-cell table:style-name="ce33" office:value-type="string" table:number-columns-spanned="8" table:number-rows-spanned="1">
            <text:p>　政府管掌健保（　　　　　　　　）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4" office:value-type="string" table:number-columns-spanned="9" table:number-rows-spanned="1">
            <text:p>共　済　組　合（　　　　　　　　）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116" office:value-type="string">
            <text:p>日　雇　健　保（　　　　　　　　）</text:p>
          </table:table-cell>
          <table:table-cell table:style-name="ce92"/>
          <table:table-cell/>
          <table:table-cell table:style-name="ce92"/>
          <table:table-cell table:style-name="ce116" table:number-columns-repeated="3"/>
          <table:table-cell table:style-name="ce92" table:number-columns-repeated="3"/>
          <table:table-cell table:style-name="ce134"/>
          <table:table-cell table:number-columns-repeated="995"/>
        </table:table-row>
        <table:table-row table:style-name="ro5">
          <table:covered-table-cell table:style-name="ce14"/>
          <table:table-cell table:style-name="ce34" office:value-type="string" table:number-columns-spanned="8" table:number-rows-spanned="1">
            <text:p>　組合管掌健保（　　　　　　　　）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34" office:value-type="string" table:number-columns-spanned="9" table:number-rows-spanned="1">
            <text:p>労　災　保　険（　　　　　　　　）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116" office:value-type="string">
            <text:p>国　民　健　保（　　　　　　　　）</text:p>
          </table:table-cell>
          <table:table-cell table:style-name="ce92"/>
          <table:table-cell/>
          <table:table-cell table:style-name="ce92"/>
          <table:table-cell table:style-name="ce116" table:number-columns-repeated="3"/>
          <table:table-cell table:style-name="ce92" table:number-columns-repeated="3"/>
          <table:table-cell table:style-name="ce134"/>
          <table:table-cell table:number-columns-repeated="995"/>
        </table:table-row>
        <table:table-row table:style-name="ro5">
          <table:covered-table-cell table:style-name="ce15"/>
          <table:table-cell table:style-name="ce35" office:value-type="string" table:number-columns-spanned="28" table:number-rows-spanned="1">
            <text:p>　自　　　費　　　　　　　　　生　　　保　　　　　　　　　事　　　故　　　　　　　　　公　　傷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135"/>
          <table:table-cell table:number-columns-repeated="995"/>
        </table:table-row>
        <table:table-row table:style-name="ro10">
          <table:table-cell table:style-name="ce16" office:value-type="string" table:number-columns-spanned="11" table:number-rows-spanned="1">
            <text:p>傷　　　病　　　名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4" table:number-rows-spanned="1">
            <text:p>初　　診</text:p>
          </table:table-cell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10" table:number-rows-spanned="1">
            <text:p>転　　　帰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129" office:value-type="string" table:number-columns-spanned="4" table:number-rows-spanned="1">
            <text:p>期間満了予定日</text:p>
          </table:table-cell>
          <table:covered-table-cell table:style-name="ce36"/>
          <table:covered-table-cell table:style-name="ce36"/>
          <table:covered-table-cell table:style-name="ce129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1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2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3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4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5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6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7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8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9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7" office:value-type="string" table:number-columns-spanned="11" table:number-rows-spanned="1">
            <text:p>10）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table:number-columns-spanned="4" table:number-rows-spanned="1"/>
          <table:covered-table-cell table:style-name="ce40"/>
          <table:covered-table-cell table:style-name="ce40"/>
          <table:covered-table-cell table:style-name="ce40"/>
          <table:table-cell table:style-name="ce110" table:number-columns-spanned="5" table:number-rows-spanned="1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20" office:value-type="string">
            <text:p>治癒</text:p>
          </table:table-cell>
          <table:table-cell table:style-name="ce120" office:value-type="string">
            <text:p>死亡</text:p>
          </table:table-cell>
          <table:table-cell table:style-name="ce120" office:value-type="string">
            <text:p>転医</text:p>
          </table:table-cell>
          <table:table-cell table:style-name="ce120" office:value-type="string">
            <text:p>中止</text:p>
          </table:table-cell>
          <table:table-cell table:style-name="ce127"/>
          <table:table-cell table:style-name="ce99" table:number-columns-spanned="4" table:number-rows-spanned="1"/>
          <table:covered-table-cell table:style-name="ce53"/>
          <table:covered-table-cell table:style-name="ce53"/>
          <table:covered-table-cell table:style-name="ce101"/>
          <table:table-cell table:number-columns-repeated="995"/>
        </table:table-row>
        <table:table-row table:style-name="ro5">
          <table:table-cell table:style-name="ce18" office:value-type="string" table:number-columns-spanned="11" table:number-rows-spanned="1">
            <text:p>11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111" table:number-columns-spanned="5" table:number-rows-spanned="1"/>
          <table:covered-table-cell table:style-name="ce112"/>
          <table:covered-table-cell table:style-name="ce112"/>
          <table:covered-table-cell table:style-name="ce112"/>
          <table:covered-table-cell table:style-name="ce112"/>
          <table:table-cell table:style-name="ce121" office:value-type="string">
            <text:p>治癒</text:p>
          </table:table-cell>
          <table:table-cell table:style-name="ce121" office:value-type="string">
            <text:p>死亡</text:p>
          </table:table-cell>
          <table:table-cell table:style-name="ce121" office:value-type="string">
            <text:p>転医</text:p>
          </table:table-cell>
          <table:table-cell table:style-name="ce121" office:value-type="string">
            <text:p>中止</text:p>
          </table:table-cell>
          <table:table-cell table:style-name="ce128"/>
          <table:table-cell table:style-name="ce83" table:number-columns-spanned="4" table:number-rows-spanned="1"/>
          <table:covered-table-cell table:style-name="ce112"/>
          <table:covered-table-cell table:style-name="ce112"/>
          <table:covered-table-cell table:style-name="ce136"/>
          <table:table-cell table:number-columns-repeated="995"/>
        </table:table-row>
        <table:table-row table:style-name="ro11">
          <table:table-cell table:style-name="ce19" office:value-type="string" table:number-columns-spanned="5" table:number-rows-spanned="2">
            <text:p>傷　　病　　名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39" office:value-type="string" table:number-columns-spanned="14" table:number-rows-spanned="1">
            <text:p>労　務　不　能　に　関　す　る　意　見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119" office:value-type="string" table:number-columns-spanned="10" table:number-rows-spanned="2">
            <text:p>入　　院　　期　　間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119"/>
          <table:table-cell table:number-columns-repeated="995"/>
        </table:table-row>
        <table:table-row table:style-name="ro11"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7" table:number-rows-spanned="1">
            <text:p>意見書に記入した労務不能期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7" table:number-rows-spanned="1">
            <text:p>意　見　書　交　付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137"/>
          <table:table-cell table:number-columns-repeated="995"/>
        </table:table-row>
        <table:table-row table:style-name="ro6">
          <table:table-cell table:style-name="ce21" table:number-columns-spanned="5" table:number-rows-spanned="2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1" office:value-type="string">
            <text:p>自</text:p>
          </table:table-cell>
          <table:table-cell table:style-name="ce66" table:number-columns-spanned="4" table:number-rows-spanned="1"/>
          <table:covered-table-cell table:style-name="ce66"/>
          <table:covered-table-cell table:style-name="ce66"/>
          <table:covered-table-cell table:style-name="ce66"/>
          <table:table-cell table:style-name="ce46" table:number-columns-spanned="1" table:number-rows-spanned="2"/>
          <table:table-cell table:style-name="ce94" office:value-type="string" table:number-columns-spanned="1" table:number-rows-spanned="2">
            <text:p>日間</text:p>
          </table:table-cell>
          <table:table-cell table:style-name="ce40" table:number-columns-spanned="7" table:number-rows-spanned="2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1" office:value-type="string" table:number-columns-spanned="2" table:number-rows-spanned="1">
            <text:p>自</text:p>
          </table:table-cell>
          <table:covered-table-cell table:style-name="ce122"/>
          <table:table-cell table:style-name="ce66" table:number-columns-spanned="6" table:number-rows-spanned="1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46" table:number-columns-spanned="1" table:number-rows-spanned="2"/>
          <table:table-cell table:style-name="ce100" office:value-type="string" table:number-columns-spanned="1" table:number-rows-spanned="2">
            <text:p>日間</text:p>
          </table:table-cell>
          <table:table-cell table:number-columns-repeated="995"/>
        </table:table-row>
        <table:table-row table:style-name="ro6">
          <table:covered-table-cell table:style-name="ce21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2" office:value-type="string">
            <text:p>至</text:p>
          </table:table-cell>
          <table:table-cell table:style-name="ce67" table:number-columns-spanned="4" table:number-rows-spanned="1"/>
          <table:covered-table-cell table:style-name="ce67"/>
          <table:covered-table-cell table:style-name="ce67"/>
          <table:covered-table-cell table:style-name="ce67"/>
          <table:covered-table-cell table:style-name="ce87"/>
          <table:covered-table-cell table:style-name="ce9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2" office:value-type="string" table:number-columns-spanned="2" table:number-rows-spanned="1">
            <text:p>至</text:p>
          </table:table-cell>
          <table:covered-table-cell table:style-name="ce123"/>
          <table:table-cell table:style-name="ce67" table:number-columns-spanned="6" table:number-rows-spanned="1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87"/>
          <table:covered-table-cell table:style-name="ce138"/>
          <table:table-cell table:number-columns-repeated="995"/>
        </table:table-row>
        <table:table-row table:style-name="ro6">
          <table:table-cell table:style-name="ce22" table:number-columns-spanned="5" table:number-rows-spanned="2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1" office:value-type="string">
            <text:p>自</text:p>
          </table:table-cell>
          <table:table-cell table:style-name="ce66" table:number-columns-spanned="4" table:number-rows-spanned="1"/>
          <table:covered-table-cell table:style-name="ce66"/>
          <table:covered-table-cell table:style-name="ce66"/>
          <table:covered-table-cell table:style-name="ce66"/>
          <table:table-cell table:style-name="ce88" table:number-columns-spanned="1" table:number-rows-spanned="2"/>
          <table:table-cell table:style-name="ce96" office:value-type="string" table:number-columns-spanned="1" table:number-rows-spanned="2">
            <text:p>日間</text:p>
          </table:table-cell>
          <table:table-cell table:style-name="ce41" table:number-columns-spanned="7" table:number-rows-spanned="2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61" office:value-type="string" table:number-columns-spanned="2" table:number-rows-spanned="1">
            <text:p>自</text:p>
          </table:table-cell>
          <table:covered-table-cell table:style-name="ce122"/>
          <table:table-cell table:style-name="ce66" table:number-columns-spanned="6" table:number-rows-spanned="1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8" table:number-columns-spanned="1" table:number-rows-spanned="2"/>
          <table:table-cell table:style-name="ce139" office:value-type="string" table:number-columns-spanned="1" table:number-rows-spanned="2">
            <text:p>日間</text:p>
          </table:table-cell>
          <table:table-cell table:number-columns-repeated="995"/>
        </table:table-row>
        <table:table-row table:style-name="ro6">
          <table:covered-table-cell table:style-name="ce22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3" office:value-type="string">
            <text:p>至</text:p>
          </table:table-cell>
          <table:table-cell table:style-name="ce68" table:number-columns-spanned="4" table:number-rows-spanned="1"/>
          <table:covered-table-cell table:style-name="ce68"/>
          <table:covered-table-cell table:style-name="ce68"/>
          <table:covered-table-cell table:style-name="ce68"/>
          <table:covered-table-cell table:style-name="ce89"/>
          <table:covered-table-cell table:style-name="ce97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3" office:value-type="string" table:number-columns-spanned="2" table:number-rows-spanned="1">
            <text:p>至</text:p>
          </table:table-cell>
          <table:covered-table-cell table:style-name="ce124"/>
          <table:table-cell table:style-name="ce68" table:number-columns-spanned="6" table:number-rows-spanned="1"/>
          <table:covered-table-cell table:style-name="ce68"/>
          <table:covered-table-cell table:style-name="ce68"/>
          <table:covered-table-cell table:style-name="ce68"/>
          <table:covered-table-cell table:style-name="ce68"/>
          <table:covered-table-cell table:style-name="ce68"/>
          <table:covered-table-cell table:style-name="ce89"/>
          <table:covered-table-cell table:style-name="ce140"/>
          <table:table-cell table:number-columns-repeated="995"/>
        </table:table-row>
        <table:table-row table:style-name="ro11">
          <table:table-cell table:style-name="ce23" office:value-type="string" table:number-columns-spanned="1" table:number-rows-spanned="2">
            <text:p>紹　介</text:p>
          </table:table-cell>
          <table:table-cell table:style-name="ce36" office:value-type="string" table:number-columns-spanned="6" table:number-rows-spanned="1">
            <text:p>医　療　機　関　名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4" table:number-rows-spanned="1">
            <text:p>医　師　名</text:p>
          </table:table-cell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13" table:number-rows-spanned="1">
            <text:p>住　　　　　　　所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129" office:value-type="string" table:number-columns-spanned="5" table:number-rows-spanned="1">
            <text:p>ＴＥＬ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129"/>
          <table:table-cell table:number-columns-repeated="995"/>
        </table:table-row>
        <table:table-row table:style-name="ro5">
          <table:covered-table-cell table:style-name="ce24"/>
          <table:table-cell table:style-name="ce42" table:number-columns-spanned="6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73" office:value-type="string" table:number-columns-spanned="4" table:number-rows-spanned="1">
            <text:p>Dr.</text:p>
          </table:table-cell>
          <table:covered-table-cell table:style-name="ce77"/>
          <table:covered-table-cell table:style-name="ce77"/>
          <table:covered-table-cell table:style-name="ce90"/>
          <table:table-cell table:style-name="ce42" table:number-columns-spanned="13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130" table:number-columns-spanned="5" table:number-rows-spanned="1"/>
          <table:covered-table-cell table:style-name="ce42"/>
          <table:covered-table-cell table:style-name="ce42"/>
          <table:covered-table-cell table:style-name="ce42"/>
          <table:covered-table-cell table:style-name="ce130"/>
          <table:table-cell table:number-columns-repeated="995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_xlnm.Print_Area_1" table:base-cell-address="$sheet0.$A$1" table:cell-range-address="$sheet0.$A$1:.$AC$3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明朝" svg:font-family="'ＭＳ 明朝'" style:font-family-generic="roman" style:font-pitch="variable"/>
    <style:font-face style:name="IPA Pゴシック" svg:font-family="'IPA Pゴシック'" style:font-family-generic="swiss" style:font-pitch="variable"/>
    <style:font-face style:name="さざなみゴシック" svg:font-family="さざなみゴシック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さざなみゴシック" fo:language="en" fo:country="US" style:font-name-asian="DejaVu Sans" style:language-asian="ja" style:country-asian="JP" style:font-name-complex="さざなみゴシック1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6P0"/>
    </number:number-style>
    <number:date-style style:name="N5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31" number:language="ja" number:country="JP">
      <number:hours/>
      <number:text>時</number:text>
      <number:minutes number:style="long"/>
      <number:text>分</number:text>
    </number:time-style>
    <number:time-style style:name="N5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3" number:language="ja" number:country="JP">
      <number:year number:style="long"/>
      <number:text>年</number:text>
      <number:month number:style="long"/>
      <number:text>月</number:text>
    </number:date-style>
    <number:date-style style:name="N5134" number:language="ja" number:country="JP">
      <number:month number:style="long"/>
      <number:text>月</number:text>
      <number:day number:style="long"/>
      <number:text>日</number:text>
    </number:date-style>
    <number:number-style style:name="N5135P0" style:volatile="true" number:language="ja" number:country="JP">
      <number:number number:decimal-places="0" number:min-integer-digits="1" number:grouping="true"/>
    </number:number-style>
    <number:number-style style:name="N5135" number:language="ja" number:country="JP">
      <number:text>-</number:text>
      <number:number number:decimal-places="0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0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2" number:min-integer-digits="1" number:grouping="true"/>
    </number:number-style>
    <number:number-style style:name="N5137" number:language="ja" number:country="JP">
      <number:text>-</number:text>
      <number:number number:decimal-places="2" number:min-integer-digits="1" number:grouping="true"/>
      <style:map style:condition="value()&gt;=0" style:apply-style-name="N5137P0"/>
    </number:number-style>
    <number:number-style style:name="N5138P0" style:volatile="true" number:language="ja" number:country="JP">
      <number:number number:decimal-places="2" number:min-integer-digits="1" number:grouping="true"/>
    </number:number-style>
    <number:number-style style:name="N5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42P0" style:volatile="true" number:language="ja" number:country="JP">
      <number:number number:decimal-places="0" number:min-integer-digits="1" number:grouping="true"/>
      <number:text> </number:text>
    </number:number-style>
    <number:number-style style:name="N5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42P2" style:volatile="true" number:language="ja" number:country="JP">
      <number:text> - </number:text>
    </number:number-style>
    <number:text-style style:name="N5142" number:language="ja" number:country="JP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46P2" style:volatile="true" number:language="ja" number:country="JP">
      <number:text> ¥- </number:text>
    </number:number-style>
    <number:text-style style:name="N5146" number:language="ja" number:country="JP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50P0" style:volatile="true" number:language="ja" number:country="JP">
      <number:number number:decimal-places="2" number:min-integer-digits="1" number:grouping="true"/>
      <number:text> </number:text>
    </number:number-style>
    <number:number-style style:name="N5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50" number:language="ja" number:country="JP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54" number:language="ja" number:country="JP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time-style style:name="N5155" number:language="ja" number:country="JP">
      <number:minutes number:style="long"/>
      <number:text>:</number:text>
      <number:seconds number:style="long"/>
    </number:time-style>
    <number:time-style style:name="N5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7" number:language="ja" number:country="JP">
      <number:minutes number:style="long"/>
      <number:text>:</number:text>
      <number:seconds number:style="long" number:decimal-places="1"/>
    </number:time-style>
    <number:number-style style:name="N5158" number:language="ja" number:country="JP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7.6cm" fo:page-height="25cm" style:num-format="1" style:print-orientation="portrait" fo:margin-top="0.499cm" fo:margin-bottom="0.499cm" fo:margin-left="0.801cm" fo:margin-right="0.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2011/10/09</text:date>, <text:time>03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10-09T03:43:03</meta:creation-date>
    <meta:editing-duration>PT00H04M01S</meta:editing-duration>
    <meta:editing-cycles>3</meta:editing-cycles>
    <dc:date>2011-10-09T03:51:51</dc:date>
    <dc:creator>medex </dc:creator>
    <meta:document-statistic meta:table-count="1" meta:cell-count="146" meta:object-count="0"/>
  </office:meta>
</office:document-meta>
</file>